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x3" table:style-name="ta1">
        <table:shapes>
          <draw:frame draw:z-index="0" draw:style-name="gr1" draw:text-style-name="P1" svg:width="160.05mm" svg:height="90.05mm" svg:x="134.47mm" svg:y="11.42mm">
            <draw:object draw:notify-on-update-of-ranges="x3.A1:x3.A1 x3.A2:x3.A11 x3.B1:x3.B1 x3.B2:x3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5mm" svg:height="90.05mm" svg:x="308.82mm" svg:y="3.46mm">
            <draw:object draw:notify-on-update-of-ranges="x3.A12:x3.A12 x3.A13:x3.A21 x3.B12:x3.B12 x3.B13:x3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5mm" svg:height="90.05mm" svg:x="320.92mm" svg:y="99.61mm">
            <draw:object draw:notify-on-update-of-ranges="x3.A23:x3.A31 x3.B22:x3.B22 x3.B23:x3.B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5mm" svg:height="90.05mm" svg:x="131.74mm" svg:y="110.24mm">
            <draw:object draw:notify-on-update-of-ranges="x3.D1:x3.D1 x3.D2:x3.D11 x3.E1:x3.E1 x3.E2:x3.E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5mm" svg:height="90.05mm" svg:x="47.3mm" svg:y="212.5mm">
            <draw:object draw:notify-on-update-of-ranges="x3.D12:x3.D12 x3.D13:x3.D21 x3.E12:x3.E12 x3.E13:x3.E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5mm" svg:height="90.05mm" svg:x="247.24mm" svg:y="210.11mm">
            <draw:object draw:notify-on-update-of-ranges="x3.D22:x3.D22 x3.D23:x3.D31 x3.E22:x3.E22 x3.E23:x3.E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chlazování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Ochlazování</text:p>
          </table:table-cell>
          <table:table-cell office:value-type="string" calcext:value-type="string">
            <text:p>Počet kroků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.09" calcext:value-type="float">
            <text:p>8,0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.86" calcext:value-type="float">
            <text:p>6,8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5.05" calcext:value-type="float">
            <text:p>5,05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4.29" calcext:value-type="float">
            <text:p>4,29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4.11" calcext:value-type="float">
            <text:p>4,11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3.36" calcext:value-type="float">
            <text:p>3,36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2.86" calcext:value-type="float">
            <text:p>2,86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3333" calcext:value-type="float">
            <text:p>13333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22288" calcext:value-type="float">
            <text:p>22288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1.64" calcext:value-type="float">
            <text:p>1,64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67461" calcext:value-type="float">
            <text:p>67461</text:p>
          </table:table-cell>
        </table:table-row>
        <table:table-row table:style-name="ro1">
          <table:table-cell office:value-type="string" calcext:value-type="string">
            <text:p>Equilibrium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Equilibrium</text:p>
          </table:table-cell>
          <table:table-cell office:value-type="string" calcext:value-type="string">
            <text:p>Počet kroků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7" calcext:value-type="float">
            <text:p>5,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6" calcext:value-type="float">
            <text:p>2,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945" calcext:value-type="float">
            <text:p>10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8" calcext:value-type="float">
            <text:p>2,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945" calcext:value-type="float">
            <text:p>21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,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945" calcext:value-type="float">
            <text:p>32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3" calcext:value-type="float">
            <text:p>1,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945" calcext:value-type="float">
            <text:p>439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945" calcext:value-type="float">
            <text:p>659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7945" calcext:value-type="float">
            <text:p>87945</text:p>
          </table:table-cell>
        </table:table-row>
        <table:table-row table:style-name="ro1">
          <table:table-cell office:value-type="string" calcext:value-type="string">
            <text:p>Počáteční teplota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Počáteční teplota</text:p>
          </table:table-cell>
          <table:table-cell office:value-type="string" calcext:value-type="string">
            <text:p>Počet kroků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.36" calcext:value-type="float">
            <text:p>5,36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92" calcext:value-type="float">
            <text:p>3,9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6" calcext:value-type="float">
            <text:p>3,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51" calcext:value-type="float">
            <text:p>97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3" calcext:value-type="float">
            <text:p>2,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36" calcext:value-type="float">
            <text:p>12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925" calcext:value-type="float">
            <text:p>149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6" calcext:value-type="float">
            <text:p>2,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114" calcext:value-type="float">
            <text:p>17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303" calcext:value-type="float">
            <text:p>193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77" calcext:value-type="float">
            <text:p>2,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1094" calcext:value-type="float">
            <text:p>21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09" calcext:value-type="float">
            <text:p>3,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288" calcext:value-type="float">
            <text:p>22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9T14:12:47.550749120</dc:date>
    <meta:editing-duration>PT24M23S</meta:editing-duration>
    <meta:editing-cycles>5</meta:editing-cycles>
    <meta:generator>LibreOffice/4.4.7.2$Linux_X86_64 LibreOffice_project/40m0$Build-2</meta:generator>
    <meta:document-statistic meta:table-count="1" meta:cell-count="12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1:x3.B11" chart:data-source-has-labels="both" svg:x="1.331cm" svg:y="0.18cm" svg:width="14.355cm" svg:height="7.665cm">
          <chartooo:coordinate-region svg:x="1.767cm" svg:y="0.38cm" svg:width="13.402cm" svg:height="6.818cm"/>
          <chart:axis chart:dimension="x" chart:name="primary-x" chart:style-name="ch3" chartooo:axis-type="auto">
            <chartooo:date-scale/>
            <chart:title svg:x="6.916cm" svg:y="8.025cm" chart:style-name="ch4">
              <text:p>Rychlost ochlazování</text:p>
            </chart:title>
            <chart:categories table:cell-range-address="x3.A2:x3.A11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2:x3.B11" chart:label-cell-address="x3.B1:x3.B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1:x3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x3.A2:x3.A11</svg:desc>
                </draw:g>
              </table:table-cell>
              <table:table-cell office:value-type="float" office:value="9.98">
                <text:p>9.98</text:p>
                <draw:g>
                  <svg:desc>x3.B2:x3.B11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1.64">
                <text:p>1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12:x3.B21" chart:data-source-has-labels="both" svg:x="1.331cm" svg:y="0.18cm" svg:width="14.355cm" svg:height="7.665cm">
          <chartooo:coordinate-region svg:x="1.767cm" svg:y="0.38cm" svg:width="13.732cm" svg:height="6.818cm"/>
          <chart:axis chart:dimension="x" chart:name="primary-x" chart:style-name="ch3" chartooo:axis-type="auto">
            <chartooo:date-scale/>
            <chart:title svg:x="7.631cm" svg:y="8.025cm" chart:style-name="ch4">
              <text:p>Equilibrium</text:p>
            </chart:title>
            <chart:categories table:cell-range-address="x3.A13:x3.A21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13:x3.B21" chart:label-cell-address="x3.B12:x3.B1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12:x3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x3.A13:x3.A21</svg:desc>
                </draw:g>
              </table:table-cell>
              <table:table-cell office:value-type="float" office:value="5.57">
                <text:p>5.57</text:p>
                <draw:g>
                  <svg:desc>x3.B13:x3.B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65">
                <text:p>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22:x3.B31" chart:data-source-has-labels="both" svg:x="1.331cm" svg:y="0.18cm" svg:width="14.355cm" svg:height="7.665cm">
          <chartooo:coordinate-region svg:x="1.767cm" svg:y="0.38cm" svg:width="13.639cm" svg:height="6.818cm"/>
          <chart:axis chart:dimension="x" chart:name="primary-x" chart:style-name="ch3" chartooo:axis-type="auto">
            <chartooo:date-scale/>
            <chart:title svg:x="7.207cm" svg:y="8.025cm" chart:style-name="ch4">
              <text:p>Počáteční teplota</text:p>
            </chart:title>
            <chart:categories table:cell-range-address="x3.A23:x3.A31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23:x3.B31" chart:label-cell-address="x3.B22:x3.B2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22:x3.B2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x3.A23:x3.A31</svg:desc>
                </draw:g>
              </table:table-cell>
              <table:table-cell office:value-type="float" office:value="5.36">
                <text:p>5.36</text:p>
                <draw:g>
                  <svg:desc>x3.B23:x3.B3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9">
                <text:p>3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1:x3.E11" chart:data-source-has-labels="both" svg:x="1.331cm" svg:y="0.18cm" svg:width="14.355cm" svg:height="7.665cm">
          <chartooo:coordinate-region svg:x="2.508cm" svg:y="0.379cm" svg:width="12.846cm" svg:height="6.819cm"/>
          <chart:axis chart:dimension="x" chart:name="primary-x" chart:style-name="ch3" chartooo:axis-type="auto">
            <chartooo:date-scale/>
            <chart:title svg:x="6.916cm" svg:y="8.025cm" chart:style-name="ch4">
              <text:p>Rychlost ochlazování</text:p>
            </chart:title>
            <chart:categories table:cell-range-address="x3.D2:x3.D11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2:x3.E11" chart:label-cell-address="x3.E1:x3.E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1:x3.E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x3.D2:x3.D11</svg:desc>
                </draw:g>
              </table:table-cell>
              <table:table-cell office:value-type="float" office:value="398">
                <text:p>398</text:p>
                <draw:g>
                  <svg:desc>x3.E2:x3.E11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6567">
                <text:p>6567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9353">
                <text:p>9353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13333">
                <text:p>13333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22288">
                <text:p>22288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67461">
                <text:p>674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12:x3.E21" chart:data-source-has-labels="both" svg:x="1.331cm" svg:y="0.18cm" svg:width="14.355cm" svg:height="7.665cm">
          <chartooo:coordinate-region svg:x="2.508cm" svg:y="0.38cm" svg:width="12.806cm" svg:height="6.818cm"/>
          <chart:axis chart:dimension="x" chart:name="primary-x" chart:style-name="ch3" chartooo:axis-type="auto">
            <chartooo:date-scale/>
            <chart:title svg:x="7.631cm" svg:y="8.025cm" chart:style-name="ch4">
              <text:p>Equilibrium</text:p>
            </chart:title>
            <chart:categories table:cell-range-address="x3.D13:x3.D21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13:x3.E21" chart:label-cell-address="x3.E12:x3.E1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12:x3.E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x3.D13:x3.D21</svg:desc>
                </draw:g>
              </table:table-cell>
              <table:table-cell office:value-type="float" office:value="2145">
                <text:p>2145</text:p>
                <draw:g>
                  <svg:desc>x3.E13:x3.E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945">
                <text:p>219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945">
                <text:p>329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945">
                <text:p>439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5945">
                <text:p>659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7945">
                <text:p>879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22:x3.E31" chart:data-source-has-labels="both" svg:x="1.331cm" svg:y="0.18cm" svg:width="14.355cm" svg:height="7.665cm">
          <chartooo:coordinate-region svg:x="2.508cm" svg:y="0.38cm" svg:width="12.898cm" svg:height="6.818cm"/>
          <chart:axis chart:dimension="x" chart:name="primary-x" chart:style-name="ch3" chartooo:axis-type="auto">
            <chartooo:date-scale/>
            <chart:title svg:x="7.207cm" svg:y="8.025cm" chart:style-name="ch4">
              <text:p>Počáteční teplota</text:p>
            </chart:title>
            <chart:categories table:cell-range-address="x3.D23:x3.D31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23:x3.E31" chart:label-cell-address="x3.E22:x3.E2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22:x3.E2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x3.D23:x3.D31</svg:desc>
                </draw:g>
              </table:table-cell>
              <table:table-cell office:value-type="float" office:value="2388">
                <text:p>2388</text:p>
                <draw:g>
                  <svg:desc>x3.E23:x3.E3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751">
                <text:p>97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925">
                <text:p>149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114">
                <text:p>171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303">
                <text:p>193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288">
                <text:p>222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